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pha_400MeV" table:style-name="ta1">
        <table:shapes>
          <draw:frame draw:z-index="0" draw:style-name="gr1" draw:text-style-name="P1" svg:width="26.964cm" svg:height="14.689cm" svg:x="32.346cm" svg:y="1.806cm">
            <draw:object draw:notify-on-update-of-ranges="alpha_400MeV.B5:alpha_400MeV.B104 alpha_400MeV.B3:alpha_400MeV.B3 alpha_400MeV.C5:alpha_400MeV.C104 alpha_400MeV.E5:alpha_400MeV.E104 alpha_400MeV.E3:alpha_400MeV.E3 alpha_400MeV.F5:alpha_400MeV.F104 alpha_400MeV.H5:alpha_400MeV.H104 alpha_400MeV.H3:alpha_400MeV.H3 alpha_400MeV.I5:alpha_400MeV.I104 alpha_400MeV.K5:alpha_400MeV.K104 alpha_400MeV.K3:alpha_400MeV.K3 alpha_400MeV.L5:alpha_400MeV.L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400 MeV</text:p>
          </table:table-cell>
          <table:table-cell table:number-columns-repeated="2"/>
          <table:table-cell office:value-type="string" calcext:value-type="string">
            <text:p>300 MeV</text:p>
          </table:table-cell>
          <table:table-cell table:number-columns-repeated="2"/>
          <table:table-cell office:value-type="string" calcext:value-type="string">
            <text:p>200 MeV</text:p>
          </table:table-cell>
          <table:table-cell table:number-columns-repeated="2"/>
          <table:table-cell office:value-type="string" calcext:value-type="string">
            <text:p>100 MeV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888556" calcext:value-type="float">
            <text:p>2.88855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586383" calcext:value-type="float">
            <text:p>3.58638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974494" calcext:value-type="float">
            <text:p>4.97449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8.937264" calcext:value-type="float">
            <text:p>8.937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90303" calcext:value-type="float">
            <text:p>2.9030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22236" calcext:value-type="float">
            <text:p>3.6222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071599" calcext:value-type="float">
            <text:p>5.07159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9.712427" calcext:value-type="float">
            <text:p>9.7124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921439" calcext:value-type="float">
            <text:p>2.92143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654406" calcext:value-type="float">
            <text:p>3.65440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.175606" calcext:value-type="float">
            <text:p>5.17560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0.80173" calcext:value-type="float">
            <text:p>10.80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93735" calcext:value-type="float">
            <text:p>2.9373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691936" calcext:value-type="float">
            <text:p>3.69193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297079" calcext:value-type="float">
            <text:p>5.29707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2.28336" calcext:value-type="float">
            <text:p>12.28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948681" calcext:value-type="float">
            <text:p>2.94868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725231" calcext:value-type="float">
            <text:p>3.72523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.427773" calcext:value-type="float">
            <text:p>5.42777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4.87821" calcext:value-type="float">
            <text:p>14.87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.967215" calcext:value-type="float">
            <text:p>2.96721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763188" calcext:value-type="float">
            <text:p>3.76318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567091" calcext:value-type="float">
            <text:p>5.56709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1.35645" calcext:value-type="float">
            <text:p>21.35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2.985975" calcext:value-type="float">
            <text:p>2.98597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804762" calcext:value-type="float">
            <text:p>3.80476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5.724679" calcext:value-type="float">
            <text:p>5.72467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2.03056" calcext:value-type="float">
            <text:p>22.03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3.001775" calcext:value-type="float">
            <text:p>3.00177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848839" calcext:value-type="float">
            <text:p>3.84883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5.892325" calcext:value-type="float">
            <text:p>5.89232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3.016503" calcext:value-type="float">
            <text:p>3.01650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3.88745" calcext:value-type="float">
            <text:p>3.8874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6.07522" calcext:value-type="float">
            <text:p>6.0752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3.038196" calcext:value-type="float">
            <text:p>3.03819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28543" calcext:value-type="float">
            <text:p>3.92854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6.274047" calcext:value-type="float">
            <text:p>6.27404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3.055287" calcext:value-type="float">
            <text:p>3.055287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3.97806" calcext:value-type="float">
            <text:p>3.97806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6.495942" calcext:value-type="float">
            <text:p>6.495942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3.073625" calcext:value-type="float">
            <text:p>3.073625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4.029642" calcext:value-type="float">
            <text:p>4.029642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6.766686" calcext:value-type="float">
            <text:p>6.766686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3.097262" calcext:value-type="float">
            <text:p>3.097262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.07601" calcext:value-type="float">
            <text:p>4.076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7.058046" calcext:value-type="float">
            <text:p>7.058046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3.117768" calcext:value-type="float">
            <text:p>3.117768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4.129704" calcext:value-type="float">
            <text:p>4.129704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7.392935" calcext:value-type="float">
            <text:p>7.39293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3.131945" calcext:value-type="float">
            <text:p>3.13194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4.179605" calcext:value-type="float">
            <text:p>4.17960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7.855641" calcext:value-type="float">
            <text:p>7.85564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3.160615" calcext:value-type="float">
            <text:p>3.160615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4.239707" calcext:value-type="float">
            <text:p>4.239707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8.249114" calcext:value-type="float">
            <text:p>8.249114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3.17779" calcext:value-type="float">
            <text:p>3.17779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4.293581" calcext:value-type="float">
            <text:p>4.29358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8.871373" calcext:value-type="float">
            <text:p>8.871373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3.197809" calcext:value-type="float">
            <text:p>3.197809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4.355649" calcext:value-type="float">
            <text:p>4.355649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9.69071" calcext:value-type="float">
            <text:p>9.6907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3.222071" calcext:value-type="float">
            <text:p>3.22207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4.428411" calcext:value-type="float">
            <text:p>4.42841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0.58381" calcext:value-type="float">
            <text:p>10.5838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3.247364" calcext:value-type="float">
            <text:p>3.24736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4.506962" calcext:value-type="float">
            <text:p>4.506962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2.18737" calcext:value-type="float">
            <text:p>12.18737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3.268493" calcext:value-type="float">
            <text:p>3.26849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4.591872" calcext:value-type="float">
            <text:p>4.591872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4.64239" calcext:value-type="float">
            <text:p>14.64239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  <table:table-cell office:value-type="float" office:value="3.288783" calcext:value-type="float">
            <text:p>3.288783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4.676918" calcext:value-type="float">
            <text:p>4.676918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0.59037" calcext:value-type="float">
            <text:p>20.59037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3.315434" calcext:value-type="float">
            <text:p>3.315434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4.75897" calcext:value-type="float">
            <text:p>4.75897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4.13536" calcext:value-type="float">
            <text:p>24.1353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.5</text:p>
          </table:table-cell>
          <table:table-cell office:value-type="float" office:value="3.33883" calcext:value-type="float">
            <text:p>3.33883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4.854938" calcext:value-type="float">
            <text:p>4.854938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03454314" calcext:value-type="float">
            <text:p>0.0003454314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3.371611" calcext:value-type="float">
            <text:p>3.371611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4.949104" calcext:value-type="float">
            <text:p>4.949104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3.396513" calcext:value-type="float">
            <text:p>3.396513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5.041847" calcext:value-type="float">
            <text:p>5.041847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3.423589" calcext:value-type="float">
            <text:p>3.423589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5.145814" calcext:value-type="float">
            <text:p>5.145814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office:value-type="float" office:value="3.449647" calcext:value-type="float">
            <text:p>3.449647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261869" calcext:value-type="float">
            <text:p>5.261869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office:value-type="float" office:value="3.48437" calcext:value-type="float">
            <text:p>3.48437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5.38708" calcext:value-type="float">
            <text:p>5.38708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office:value-type="float" office:value="3.510173" calcext:value-type="float">
            <text:p>3.510173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5.529219" calcext:value-type="float">
            <text:p>5.529219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3.544762" calcext:value-type="float">
            <text:p>3.544762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5.689428" calcext:value-type="float">
            <text:p>5.689428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.5</text:p>
          </table:table-cell>
          <table:table-cell office:value-type="float" office:value="3.572681" calcext:value-type="float">
            <text:p>3.572681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5.848645" calcext:value-type="float">
            <text:p>5.84864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office:value-type="float" office:value="3.605427" calcext:value-type="float">
            <text:p>3.605427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6.015235" calcext:value-type="float">
            <text:p>6.015235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office:value-type="float" office:value="3.644287" calcext:value-type="float">
            <text:p>3.644287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6.207127" calcext:value-type="float">
            <text:p>6.207127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3.66979" calcext:value-type="float">
            <text:p>3.66979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6.441655" calcext:value-type="float">
            <text:p>6.441655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3.719049" calcext:value-type="float">
            <text:p>3.719049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6.685688" calcext:value-type="float">
            <text:p>6.685688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office:value-type="float" office:value="3.751583" calcext:value-type="float">
            <text:p>3.751583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6.984091" calcext:value-type="float">
            <text:p>6.984091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.789678" calcext:value-type="float">
            <text:p>3.789678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7.302766" calcext:value-type="float">
            <text:p>7.302766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office:value-type="float" office:value="3.826727" calcext:value-type="float">
            <text:p>3.826727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7.677603" calcext:value-type="float">
            <text:p>7.677603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3.873447" calcext:value-type="float">
            <text:p>3.873447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8.242099" calcext:value-type="float">
            <text:p>8.242099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office:value-type="float" office:value="3.91473" calcext:value-type="float">
            <text:p>3.91473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8.61071" calcext:value-type="float">
            <text:p>8.61071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3.95955" calcext:value-type="float">
            <text:p>3.95955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9.425965" calcext:value-type="float">
            <text:p>9.425965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4.009531" calcext:value-type="float">
            <text:p>4.009531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0.38388" calcext:value-type="float">
            <text:p>10.38388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4.050295" calcext:value-type="float">
            <text:p>4.050295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11.65707" calcext:value-type="float">
            <text:p>11.65707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4.102843" calcext:value-type="float">
            <text:p>4.102843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13.84366" calcext:value-type="float">
            <text:p>13.84366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4.159096" calcext:value-type="float">
            <text:p>4.159096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18.42141" calcext:value-type="float">
            <text:p>18.42141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office:value-type="float" office:value="4.21027" calcext:value-type="float">
            <text:p>4.21027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28.16933" calcext:value-type="float">
            <text:p>28.16933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.5" calcext:value-type="float">
            <text:p>47.5</text:p>
          </table:table-cell>
          <table:table-cell office:value-type="float" office:value="4.274216" calcext:value-type="float">
            <text:p>4.274216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2.465702" calcext:value-type="float">
            <text:p>2.465702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4.330779" calcext:value-type="float">
            <text:p>4.330779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.389609" calcext:value-type="float">
            <text:p>4.389609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4.469532" calcext:value-type="float">
            <text:p>4.469532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4.565241" calcext:value-type="float">
            <text:p>4.565241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4.633021" calcext:value-type="float">
            <text:p>4.633021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4.734957" calcext:value-type="float">
            <text:p>4.734957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.5" calcext:value-type="float">
            <text:p>54.5</text:p>
          </table:table-cell>
          <table:table-cell office:value-type="float" office:value="4.816751" calcext:value-type="float">
            <text:p>4.816751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4.908678" calcext:value-type="float">
            <text:p>4.908678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office:value-type="float" office:value="5.004901" calcext:value-type="float">
            <text:p>5.004901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5.108588" calcext:value-type="float">
            <text:p>5.108588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5.2116" calcext:value-type="float">
            <text:p>5.2116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5.333265" calcext:value-type="float">
            <text:p>5.333265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office:value-type="float" office:value="5.470955" calcext:value-type="float">
            <text:p>5.470955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5.612853" calcext:value-type="float">
            <text:p>5.612853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5.782064" calcext:value-type="float">
            <text:p>5.782064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5.950031" calcext:value-type="float">
            <text:p>5.950031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.5</text:p>
          </table:table-cell>
          <table:table-cell office:value-type="float" office:value="6.132813" calcext:value-type="float">
            <text:p>6.132813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6.336279" calcext:value-type="float">
            <text:p>6.336279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.5</text:p>
          </table:table-cell>
          <table:table-cell office:value-type="float" office:value="6.587295" calcext:value-type="float">
            <text:p>6.58729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6.853904" calcext:value-type="float">
            <text:p>6.853904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7.158737" calcext:value-type="float">
            <text:p>7.158737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.5" calcext:value-type="float">
            <text:p>69.5</text:p>
          </table:table-cell>
          <table:table-cell office:value-type="float" office:value="7.522459" calcext:value-type="float">
            <text:p>7.522459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.5" calcext:value-type="float">
            <text:p>70.5</text:p>
          </table:table-cell>
          <table:table-cell office:value-type="float" office:value="7.987914" calcext:value-type="float">
            <text:p>7.987914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.5" calcext:value-type="float">
            <text:p>71.5</text:p>
          </table:table-cell>
          <table:table-cell office:value-type="float" office:value="8.443786" calcext:value-type="float">
            <text:p>8.443786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.5" calcext:value-type="float">
            <text:p>72.5</text:p>
          </table:table-cell>
          <table:table-cell office:value-type="float" office:value="9.101231" calcext:value-type="float">
            <text:p>9.101231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9.902966" calcext:value-type="float">
            <text:p>9.902966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.5" calcext:value-type="float">
            <text:p>74.5</text:p>
          </table:table-cell>
          <table:table-cell office:value-type="float" office:value="11.0913" calcext:value-type="float">
            <text:p>11.0913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5" calcext:value-type="float">
            <text:p>75.5</text:p>
          </table:table-cell>
          <table:table-cell office:value-type="float" office:value="12.8853" calcext:value-type="float">
            <text:p>12.8853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.5" calcext:value-type="float">
            <text:p>76.5</text:p>
          </table:table-cell>
          <table:table-cell office:value-type="float" office:value="16.25509" calcext:value-type="float">
            <text:p>16.25509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.5" calcext:value-type="float">
            <text:p>77.5</text:p>
          </table:table-cell>
          <table:table-cell office:value-type="float" office:value="24.56926" calcext:value-type="float">
            <text:p>24.56926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.5" calcext:value-type="float">
            <text:p>78.5</text:p>
          </table:table-cell>
          <table:table-cell office:value-type="float" office:value="13.8258" calcext:value-type="float">
            <text:p>13.8258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0.407379" calcext:value-type="float">
            <text:p>0.407379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01:51:37.049991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1T01:53:04.560578434</dc:date>
    <meta:editing-duration>PT1H32M7S</meta:editing-duration>
    <meta:editing-cycles>3</meta:editing-cycles>
    <meta:generator>LibreOffice/6.4.7.2$Linux_X86_64 LibreOffice_project/40$Build-2</meta:generator>
    <meta:document-statistic meta:table-count="1" meta:cell-count="9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65cm" svg:height="14.69cm" xlink:href=".." xlink:type="simple" chart:class="chart:scatter" chart:style-name="ch1">
        <chart:title svg:x="6.224cm" svg:y="0.428cm" chart:style-name="ch2">
          <text:p> Edep (MeV/mm) of alpha along 10 cm water</text:p>
        </chart:title>
        <chart:legend chart:legend-position="end" svg:x="19.28cm" svg:y="1.965cm" style:legend-expansion="custom" chartooo:width="4.721cm" chartooo:height="6.892cm" style:legend-expansion-aspect-ratio="0.684997098084736" chart:style-name="ch3"/>
        <chart:plot-area chart:style-name="ch4" table:cell-range-address="alpha_400MeV.B5:alpha_400MeV.C104 alpha_400MeV.B3:alpha_400MeV.B3 alpha_400MeV.E3:alpha_400MeV.E3 alpha_400MeV.F5:alpha_400MeV.F104 alpha_400MeV.H3:alpha_400MeV.H3 alpha_400MeV.I5:alpha_400MeV.I104 alpha_400MeV.K3:alpha_400MeV.K3 alpha_400MeV.L5:alpha_400MeV.L104" chart:data-source-has-labels="row" svg:x="2.372cm" svg:y="1.5cm" svg:width="22.922cm" svg:height="11.713cm">
          <chartooo:coordinate-region svg:x="2.993cm" svg:y="1.699cm" svg:width="22.021cm" svg:height="10.867cm"/>
          <chart:axis chart:dimension="x" chart:name="primary-x" chart:style-name="ch5">
            <chart:title svg:x="12.322cm" svg:y="13.506cm" chart:style-name="ch6">
              <text:p>Depth (mm)</text:p>
            </chart:title>
          </chart:axis>
          <chart:axis chart:dimension="y" chart:name="primary-y" chart:style-name="ch5">
            <chart:title svg:x="0.933cm" svg:y="9.396cm" chart:style-name="ch7">
              <text:p>Edep (MeV/mm)</text:p>
            </chart:title>
            <chart:grid chart:style-name="ch8" chart:class="major"/>
          </chart:axis>
          <chart:series chart:style-name="ch9" chart:values-cell-range-address="alpha_400MeV.C5:alpha_400MeV.C104" chart:label-cell-address="alpha_400MeV.B3:alpha_400MeV.B3" chart:class="chart:scatter">
            <chart:domain table:cell-range-address="alpha_400MeV.B5:alpha_400MeV.B104"/>
            <chart:data-point chart:repeated="100"/>
          </chart:series>
          <chart:series chart:style-name="ch10" chart:values-cell-range-address="alpha_400MeV.F5:alpha_400MeV.F104" chart:label-cell-address="alpha_400MeV.E3:alpha_400MeV.E3" chart:class="chart:scatter">
            <chart:domain table:cell-range-address="alpha_400MeV.E5:alpha_400MeV.E104"/>
            <chart:data-point chart:repeated="100"/>
          </chart:series>
          <chart:series chart:style-name="ch11" chart:values-cell-range-address="alpha_400MeV.I5:alpha_400MeV.I104" chart:label-cell-address="alpha_400MeV.H3:alpha_400MeV.H3" chart:class="chart:scatter">
            <chart:domain table:cell-range-address="alpha_400MeV.H5:alpha_400MeV.H104"/>
            <chart:data-point chart:repeated="100"/>
          </chart:series>
          <chart:series chart:style-name="ch12" chart:values-cell-range-address="alpha_400MeV.L5:alpha_400MeV.L104" chart:label-cell-address="alpha_400MeV.K3:alpha_400MeV.K3" chart:class="chart:scatter">
            <chart:domain table:cell-range-address="alpha_400MeV.K5:alpha_400MeV.K104"/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400 MeV</text:p>
                <draw:g>
                  <svg:desc>alpha_400MeV.B3:alpha_400MeV.B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300 MeV</text:p>
                <draw:g>
                  <svg:desc>alpha_400MeV.E3:alpha_400MeV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0 MeV</text:p>
                <draw:g>
                  <svg:desc>alpha_400MeV.H3:alpha_400MeV.H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100 MeV</text:p>
                <draw:g>
                  <svg:desc>alpha_400MeV.K3:alpha_400MeV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lpha_400MeV.B5:alpha_400MeV.B104</svg:desc>
                </draw:g>
              </table:table-cell>
              <table:table-cell office:value-type="float" office:value="2.888556">
                <text:p>2.888556</text:p>
                <draw:g>
                  <svg:desc>alpha_400MeV.C5:alpha_400MeV.C104</svg:desc>
                </draw:g>
              </table:table-cell>
              <table:table-cell office:value-type="float" office:value="0.5">
                <text:p>0.5</text:p>
                <draw:g>
                  <svg:desc>alpha_400MeV.E5:alpha_400MeV.E104</svg:desc>
                </draw:g>
              </table:table-cell>
              <table:table-cell office:value-type="float" office:value="3.586383">
                <text:p>3.586383</text:p>
                <draw:g>
                  <svg:desc>alpha_400MeV.F5:alpha_400MeV.F104</svg:desc>
                </draw:g>
              </table:table-cell>
              <table:table-cell office:value-type="float" office:value="0.5">
                <text:p>0.5</text:p>
                <draw:g>
                  <svg:desc>alpha_400MeV.H5:alpha_400MeV.H104</svg:desc>
                </draw:g>
              </table:table-cell>
              <table:table-cell office:value-type="float" office:value="4.974494">
                <text:p>4.974494</text:p>
                <draw:g>
                  <svg:desc>alpha_400MeV.I5:alpha_400MeV.I104</svg:desc>
                </draw:g>
              </table:table-cell>
              <table:table-cell office:value-type="float" office:value="0.5">
                <text:p>0.5</text:p>
                <draw:g>
                  <svg:desc>alpha_400MeV.K5:alpha_400MeV.K104</svg:desc>
                </draw:g>
              </table:table-cell>
              <table:table-cell office:value-type="float" office:value="8.937264">
                <text:p>8.937264</text:p>
                <draw:g>
                  <svg:desc>alpha_400MeV.L5:alpha_400MeV.L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.90303">
                <text:p>2.90303</text:p>
              </table:table-cell>
              <table:table-cell office:value-type="float" office:value="1.5">
                <text:p>1.5</text:p>
              </table:table-cell>
              <table:table-cell office:value-type="float" office:value="3.622236">
                <text:p>3.622236</text:p>
              </table:table-cell>
              <table:table-cell office:value-type="float" office:value="1.5">
                <text:p>1.5</text:p>
              </table:table-cell>
              <table:table-cell office:value-type="float" office:value="5.071599">
                <text:p>5.071599</text:p>
              </table:table-cell>
              <table:table-cell office:value-type="float" office:value="1.5">
                <text:p>1.5</text:p>
              </table:table-cell>
              <table:table-cell office:value-type="float" office:value="9.712427">
                <text:p>9.712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921439">
                <text:p>2.921439</text:p>
              </table:table-cell>
              <table:table-cell office:value-type="float" office:value="2.5">
                <text:p>2.5</text:p>
              </table:table-cell>
              <table:table-cell office:value-type="float" office:value="3.654406">
                <text:p>3.654406</text:p>
              </table:table-cell>
              <table:table-cell office:value-type="float" office:value="2.5">
                <text:p>2.5</text:p>
              </table:table-cell>
              <table:table-cell office:value-type="float" office:value="5.175606">
                <text:p>5.175606</text:p>
              </table:table-cell>
              <table:table-cell office:value-type="float" office:value="2.5">
                <text:p>2.5</text:p>
              </table:table-cell>
              <table:table-cell office:value-type="float" office:value="10.80173">
                <text:p>10.80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93735">
                <text:p>2.93735</text:p>
              </table:table-cell>
              <table:table-cell office:value-type="float" office:value="3.5">
                <text:p>3.5</text:p>
              </table:table-cell>
              <table:table-cell office:value-type="float" office:value="3.691936">
                <text:p>3.691936</text:p>
              </table:table-cell>
              <table:table-cell office:value-type="float" office:value="3.5">
                <text:p>3.5</text:p>
              </table:table-cell>
              <table:table-cell office:value-type="float" office:value="5.297079">
                <text:p>5.297079</text:p>
              </table:table-cell>
              <table:table-cell office:value-type="float" office:value="3.5">
                <text:p>3.5</text:p>
              </table:table-cell>
              <table:table-cell office:value-type="float" office:value="12.28336">
                <text:p>12.28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2.948681">
                <text:p>2.948681</text:p>
              </table:table-cell>
              <table:table-cell office:value-type="float" office:value="4.5">
                <text:p>4.5</text:p>
              </table:table-cell>
              <table:table-cell office:value-type="float" office:value="3.725231">
                <text:p>3.725231</text:p>
              </table:table-cell>
              <table:table-cell office:value-type="float" office:value="4.5">
                <text:p>4.5</text:p>
              </table:table-cell>
              <table:table-cell office:value-type="float" office:value="5.427773">
                <text:p>5.427773</text:p>
              </table:table-cell>
              <table:table-cell office:value-type="float" office:value="4.5">
                <text:p>4.5</text:p>
              </table:table-cell>
              <table:table-cell office:value-type="float" office:value="14.87821">
                <text:p>14.87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2.967215">
                <text:p>2.967215</text:p>
              </table:table-cell>
              <table:table-cell office:value-type="float" office:value="5.5">
                <text:p>5.5</text:p>
              </table:table-cell>
              <table:table-cell office:value-type="float" office:value="3.763188">
                <text:p>3.763188</text:p>
              </table:table-cell>
              <table:table-cell office:value-type="float" office:value="5.5">
                <text:p>5.5</text:p>
              </table:table-cell>
              <table:table-cell office:value-type="float" office:value="5.567091">
                <text:p>5.567091</text:p>
              </table:table-cell>
              <table:table-cell office:value-type="float" office:value="5.5">
                <text:p>5.5</text:p>
              </table:table-cell>
              <table:table-cell office:value-type="float" office:value="21.35645">
                <text:p>21.35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2.985975">
                <text:p>2.985975</text:p>
              </table:table-cell>
              <table:table-cell office:value-type="float" office:value="6.5">
                <text:p>6.5</text:p>
              </table:table-cell>
              <table:table-cell office:value-type="float" office:value="3.804762">
                <text:p>3.804762</text:p>
              </table:table-cell>
              <table:table-cell office:value-type="float" office:value="6.5">
                <text:p>6.5</text:p>
              </table:table-cell>
              <table:table-cell office:value-type="float" office:value="5.724679">
                <text:p>5.724679</text:p>
              </table:table-cell>
              <table:table-cell office:value-type="float" office:value="6.5">
                <text:p>6.5</text:p>
              </table:table-cell>
              <table:table-cell office:value-type="float" office:value="22.03056">
                <text:p>22.03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.001775">
                <text:p>3.001775</text:p>
              </table:table-cell>
              <table:table-cell office:value-type="float" office:value="7.5">
                <text:p>7.5</text:p>
              </table:table-cell>
              <table:table-cell office:value-type="float" office:value="3.848839">
                <text:p>3.848839</text:p>
              </table:table-cell>
              <table:table-cell office:value-type="float" office:value="7.5">
                <text:p>7.5</text:p>
              </table:table-cell>
              <table:table-cell office:value-type="float" office:value="5.892325">
                <text:p>5.89232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3.016503">
                <text:p>3.016503</text:p>
              </table:table-cell>
              <table:table-cell office:value-type="float" office:value="8.5">
                <text:p>8.5</text:p>
              </table:table-cell>
              <table:table-cell office:value-type="float" office:value="3.88745">
                <text:p>3.88745</text:p>
              </table:table-cell>
              <table:table-cell office:value-type="float" office:value="8.5">
                <text:p>8.5</text:p>
              </table:table-cell>
              <table:table-cell office:value-type="float" office:value="6.07522">
                <text:p>6.07522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.038196">
                <text:p>3.038196</text:p>
              </table:table-cell>
              <table:table-cell office:value-type="float" office:value="9.5">
                <text:p>9.5</text:p>
              </table:table-cell>
              <table:table-cell office:value-type="float" office:value="3.928543">
                <text:p>3.928543</text:p>
              </table:table-cell>
              <table:table-cell office:value-type="float" office:value="9.5">
                <text:p>9.5</text:p>
              </table:table-cell>
              <table:table-cell office:value-type="float" office:value="6.274047">
                <text:p>6.274047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055287">
                <text:p>3.055287</text:p>
              </table:table-cell>
              <table:table-cell office:value-type="float" office:value="10.5">
                <text:p>10.5</text:p>
              </table:table-cell>
              <table:table-cell office:value-type="float" office:value="3.97806">
                <text:p>3.97806</text:p>
              </table:table-cell>
              <table:table-cell office:value-type="float" office:value="10.5">
                <text:p>10.5</text:p>
              </table:table-cell>
              <table:table-cell office:value-type="float" office:value="6.495942">
                <text:p>6.495942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3.073625">
                <text:p>3.073625</text:p>
              </table:table-cell>
              <table:table-cell office:value-type="float" office:value="11.5">
                <text:p>11.5</text:p>
              </table:table-cell>
              <table:table-cell office:value-type="float" office:value="4.029642">
                <text:p>4.029642</text:p>
              </table:table-cell>
              <table:table-cell office:value-type="float" office:value="11.5">
                <text:p>11.5</text:p>
              </table:table-cell>
              <table:table-cell office:value-type="float" office:value="6.766686">
                <text:p>6.76668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3.097262">
                <text:p>3.097262</text:p>
              </table:table-cell>
              <table:table-cell office:value-type="float" office:value="12.5">
                <text:p>12.5</text:p>
              </table:table-cell>
              <table:table-cell office:value-type="float" office:value="4.07601">
                <text:p>4.07601</text:p>
              </table:table-cell>
              <table:table-cell office:value-type="float" office:value="12.5">
                <text:p>12.5</text:p>
              </table:table-cell>
              <table:table-cell office:value-type="float" office:value="7.058046">
                <text:p>7.058046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3.117768">
                <text:p>3.117768</text:p>
              </table:table-cell>
              <table:table-cell office:value-type="float" office:value="13.5">
                <text:p>13.5</text:p>
              </table:table-cell>
              <table:table-cell office:value-type="float" office:value="4.129704">
                <text:p>4.129704</text:p>
              </table:table-cell>
              <table:table-cell office:value-type="float" office:value="13.5">
                <text:p>13.5</text:p>
              </table:table-cell>
              <table:table-cell office:value-type="float" office:value="7.392935">
                <text:p>7.392935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3.131945">
                <text:p>3.131945</text:p>
              </table:table-cell>
              <table:table-cell office:value-type="float" office:value="14.5">
                <text:p>14.5</text:p>
              </table:table-cell>
              <table:table-cell office:value-type="float" office:value="4.179605">
                <text:p>4.179605</text:p>
              </table:table-cell>
              <table:table-cell office:value-type="float" office:value="14.5">
                <text:p>14.5</text:p>
              </table:table-cell>
              <table:table-cell office:value-type="float" office:value="7.855641">
                <text:p>7.855641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3.160615">
                <text:p>3.160615</text:p>
              </table:table-cell>
              <table:table-cell office:value-type="float" office:value="15.5">
                <text:p>15.5</text:p>
              </table:table-cell>
              <table:table-cell office:value-type="float" office:value="4.239707">
                <text:p>4.239707</text:p>
              </table:table-cell>
              <table:table-cell office:value-type="float" office:value="15.5">
                <text:p>15.5</text:p>
              </table:table-cell>
              <table:table-cell office:value-type="float" office:value="8.249114">
                <text:p>8.249114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">
                <text:p>16.5</text:p>
              </table:table-cell>
              <table:table-cell office:value-type="float" office:value="3.17779">
                <text:p>3.17779</text:p>
              </table:table-cell>
              <table:table-cell office:value-type="float" office:value="16.5">
                <text:p>16.5</text:p>
              </table:table-cell>
              <table:table-cell office:value-type="float" office:value="4.293581">
                <text:p>4.293581</text:p>
              </table:table-cell>
              <table:table-cell office:value-type="float" office:value="16.5">
                <text:p>16.5</text:p>
              </table:table-cell>
              <table:table-cell office:value-type="float" office:value="8.871373">
                <text:p>8.871373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3.197809">
                <text:p>3.197809</text:p>
              </table:table-cell>
              <table:table-cell office:value-type="float" office:value="17.5">
                <text:p>17.5</text:p>
              </table:table-cell>
              <table:table-cell office:value-type="float" office:value="4.355649">
                <text:p>4.355649</text:p>
              </table:table-cell>
              <table:table-cell office:value-type="float" office:value="17.5">
                <text:p>17.5</text:p>
              </table:table-cell>
              <table:table-cell office:value-type="float" office:value="9.69071">
                <text:p>9.69071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3.222071">
                <text:p>3.222071</text:p>
              </table:table-cell>
              <table:table-cell office:value-type="float" office:value="18.5">
                <text:p>18.5</text:p>
              </table:table-cell>
              <table:table-cell office:value-type="float" office:value="4.428411">
                <text:p>4.428411</text:p>
              </table:table-cell>
              <table:table-cell office:value-type="float" office:value="18.5">
                <text:p>18.5</text:p>
              </table:table-cell>
              <table:table-cell office:value-type="float" office:value="10.58381">
                <text:p>10.58381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3.247364">
                <text:p>3.247364</text:p>
              </table:table-cell>
              <table:table-cell office:value-type="float" office:value="19.5">
                <text:p>19.5</text:p>
              </table:table-cell>
              <table:table-cell office:value-type="float" office:value="4.506962">
                <text:p>4.506962</text:p>
              </table:table-cell>
              <table:table-cell office:value-type="float" office:value="19.5">
                <text:p>19.5</text:p>
              </table:table-cell>
              <table:table-cell office:value-type="float" office:value="12.18737">
                <text:p>12.18737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3.268493">
                <text:p>3.268493</text:p>
              </table:table-cell>
              <table:table-cell office:value-type="float" office:value="20.5">
                <text:p>20.5</text:p>
              </table:table-cell>
              <table:table-cell office:value-type="float" office:value="4.591872">
                <text:p>4.591872</text:p>
              </table:table-cell>
              <table:table-cell office:value-type="float" office:value="20.5">
                <text:p>20.5</text:p>
              </table:table-cell>
              <table:table-cell office:value-type="float" office:value="14.64239">
                <text:p>14.64239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3.288783">
                <text:p>3.288783</text:p>
              </table:table-cell>
              <table:table-cell office:value-type="float" office:value="21.5">
                <text:p>21.5</text:p>
              </table:table-cell>
              <table:table-cell office:value-type="float" office:value="4.676918">
                <text:p>4.676918</text:p>
              </table:table-cell>
              <table:table-cell office:value-type="float" office:value="21.5">
                <text:p>21.5</text:p>
              </table:table-cell>
              <table:table-cell office:value-type="float" office:value="20.59037">
                <text:p>20.59037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">
                <text:p>22.5</text:p>
              </table:table-cell>
              <table:table-cell office:value-type="float" office:value="3.315434">
                <text:p>3.315434</text:p>
              </table:table-cell>
              <table:table-cell office:value-type="float" office:value="22.5">
                <text:p>22.5</text:p>
              </table:table-cell>
              <table:table-cell office:value-type="float" office:value="4.75897">
                <text:p>4.75897</text:p>
              </table:table-cell>
              <table:table-cell office:value-type="float" office:value="22.5">
                <text:p>22.5</text:p>
              </table:table-cell>
              <table:table-cell office:value-type="float" office:value="24.13536">
                <text:p>24.13536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3.33883">
                <text:p>3.33883</text:p>
              </table:table-cell>
              <table:table-cell office:value-type="float" office:value="23.5">
                <text:p>23.5</text:p>
              </table:table-cell>
              <table:table-cell office:value-type="float" office:value="4.854938">
                <text:p>4.854938</text:p>
              </table:table-cell>
              <table:table-cell office:value-type="float" office:value="23.5">
                <text:p>23.5</text:p>
              </table:table-cell>
              <table:table-cell office:value-type="float" office:value="0.0003454314">
                <text:p>0.0003454314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3.371611">
                <text:p>3.371611</text:p>
              </table:table-cell>
              <table:table-cell office:value-type="float" office:value="24.5">
                <text:p>24.5</text:p>
              </table:table-cell>
              <table:table-cell office:value-type="float" office:value="4.949104">
                <text:p>4.949104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3.396513">
                <text:p>3.396513</text:p>
              </table:table-cell>
              <table:table-cell office:value-type="float" office:value="25.5">
                <text:p>25.5</text:p>
              </table:table-cell>
              <table:table-cell office:value-type="float" office:value="5.041847">
                <text:p>5.041847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3.423589">
                <text:p>3.423589</text:p>
              </table:table-cell>
              <table:table-cell office:value-type="float" office:value="26.5">
                <text:p>26.5</text:p>
              </table:table-cell>
              <table:table-cell office:value-type="float" office:value="5.145814">
                <text:p>5.145814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3.449647">
                <text:p>3.449647</text:p>
              </table:table-cell>
              <table:table-cell office:value-type="float" office:value="27.5">
                <text:p>27.5</text:p>
              </table:table-cell>
              <table:table-cell office:value-type="float" office:value="5.261869">
                <text:p>5.261869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3.48437">
                <text:p>3.48437</text:p>
              </table:table-cell>
              <table:table-cell office:value-type="float" office:value="28.5">
                <text:p>28.5</text:p>
              </table:table-cell>
              <table:table-cell office:value-type="float" office:value="5.38708">
                <text:p>5.38708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">
                <text:p>29.5</text:p>
              </table:table-cell>
              <table:table-cell office:value-type="float" office:value="3.510173">
                <text:p>3.510173</text:p>
              </table:table-cell>
              <table:table-cell office:value-type="float" office:value="29.5">
                <text:p>29.5</text:p>
              </table:table-cell>
              <table:table-cell office:value-type="float" office:value="5.529219">
                <text:p>5.529219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3.544762">
                <text:p>3.544762</text:p>
              </table:table-cell>
              <table:table-cell office:value-type="float" office:value="30.5">
                <text:p>30.5</text:p>
              </table:table-cell>
              <table:table-cell office:value-type="float" office:value="5.689428">
                <text:p>5.689428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5">
                <text:p>31.5</text:p>
              </table:table-cell>
              <table:table-cell office:value-type="float" office:value="3.572681">
                <text:p>3.572681</text:p>
              </table:table-cell>
              <table:table-cell office:value-type="float" office:value="31.5">
                <text:p>31.5</text:p>
              </table:table-cell>
              <table:table-cell office:value-type="float" office:value="5.848645">
                <text:p>5.848645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3.605427">
                <text:p>3.605427</text:p>
              </table:table-cell>
              <table:table-cell office:value-type="float" office:value="32.5">
                <text:p>32.5</text:p>
              </table:table-cell>
              <table:table-cell office:value-type="float" office:value="6.015235">
                <text:p>6.015235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">
                <text:p>33.5</text:p>
              </table:table-cell>
              <table:table-cell office:value-type="float" office:value="3.644287">
                <text:p>3.644287</text:p>
              </table:table-cell>
              <table:table-cell office:value-type="float" office:value="33.5">
                <text:p>33.5</text:p>
              </table:table-cell>
              <table:table-cell office:value-type="float" office:value="6.207127">
                <text:p>6.207127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3.66979">
                <text:p>3.66979</text:p>
              </table:table-cell>
              <table:table-cell office:value-type="float" office:value="34.5">
                <text:p>34.5</text:p>
              </table:table-cell>
              <table:table-cell office:value-type="float" office:value="6.441655">
                <text:p>6.441655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3.719049">
                <text:p>3.719049</text:p>
              </table:table-cell>
              <table:table-cell office:value-type="float" office:value="35.5">
                <text:p>35.5</text:p>
              </table:table-cell>
              <table:table-cell office:value-type="float" office:value="6.685688">
                <text:p>6.685688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">
                <text:p>36.5</text:p>
              </table:table-cell>
              <table:table-cell office:value-type="float" office:value="3.751583">
                <text:p>3.751583</text:p>
              </table:table-cell>
              <table:table-cell office:value-type="float" office:value="36.5">
                <text:p>36.5</text:p>
              </table:table-cell>
              <table:table-cell office:value-type="float" office:value="6.984091">
                <text:p>6.984091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3.789678">
                <text:p>3.789678</text:p>
              </table:table-cell>
              <table:table-cell office:value-type="float" office:value="37.5">
                <text:p>37.5</text:p>
              </table:table-cell>
              <table:table-cell office:value-type="float" office:value="7.302766">
                <text:p>7.302766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">
                <text:p>38.5</text:p>
              </table:table-cell>
              <table:table-cell office:value-type="float" office:value="3.826727">
                <text:p>3.826727</text:p>
              </table:table-cell>
              <table:table-cell office:value-type="float" office:value="38.5">
                <text:p>38.5</text:p>
              </table:table-cell>
              <table:table-cell office:value-type="float" office:value="7.677603">
                <text:p>7.677603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3.873447">
                <text:p>3.873447</text:p>
              </table:table-cell>
              <table:table-cell office:value-type="float" office:value="39.5">
                <text:p>39.5</text:p>
              </table:table-cell>
              <table:table-cell office:value-type="float" office:value="8.242099">
                <text:p>8.242099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3.91473">
                <text:p>3.91473</text:p>
              </table:table-cell>
              <table:table-cell office:value-type="float" office:value="40.5">
                <text:p>40.5</text:p>
              </table:table-cell>
              <table:table-cell office:value-type="float" office:value="8.61071">
                <text:p>8.61071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3.95955">
                <text:p>3.95955</text:p>
              </table:table-cell>
              <table:table-cell office:value-type="float" office:value="41.5">
                <text:p>41.5</text:p>
              </table:table-cell>
              <table:table-cell office:value-type="float" office:value="9.425965">
                <text:p>9.425965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">
                <text:p>42.5</text:p>
              </table:table-cell>
              <table:table-cell office:value-type="float" office:value="4.009531">
                <text:p>4.009531</text:p>
              </table:table-cell>
              <table:table-cell office:value-type="float" office:value="42.5">
                <text:p>42.5</text:p>
              </table:table-cell>
              <table:table-cell office:value-type="float" office:value="10.38388">
                <text:p>10.38388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4.050295">
                <text:p>4.050295</text:p>
              </table:table-cell>
              <table:table-cell office:value-type="float" office:value="43.5">
                <text:p>43.5</text:p>
              </table:table-cell>
              <table:table-cell office:value-type="float" office:value="11.65707">
                <text:p>11.65707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4.102843">
                <text:p>4.102843</text:p>
              </table:table-cell>
              <table:table-cell office:value-type="float" office:value="44.5">
                <text:p>44.5</text:p>
              </table:table-cell>
              <table:table-cell office:value-type="float" office:value="13.84366">
                <text:p>13.84366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4.159096">
                <text:p>4.159096</text:p>
              </table:table-cell>
              <table:table-cell office:value-type="float" office:value="45.5">
                <text:p>45.5</text:p>
              </table:table-cell>
              <table:table-cell office:value-type="float" office:value="18.42141">
                <text:p>18.42141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">
                <text:p>46.5</text:p>
              </table:table-cell>
              <table:table-cell office:value-type="float" office:value="4.21027">
                <text:p>4.21027</text:p>
              </table:table-cell>
              <table:table-cell office:value-type="float" office:value="46.5">
                <text:p>46.5</text:p>
              </table:table-cell>
              <table:table-cell office:value-type="float" office:value="28.16933">
                <text:p>28.16933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4.274216">
                <text:p>4.274216</text:p>
              </table:table-cell>
              <table:table-cell office:value-type="float" office:value="47.5">
                <text:p>47.5</text:p>
              </table:table-cell>
              <table:table-cell office:value-type="float" office:value="2.465702">
                <text:p>2.465702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4.330779">
                <text:p>4.330779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4.389609">
                <text:p>4.389609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4.469532">
                <text:p>4.469532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">
                <text:p>51.5</text:p>
              </table:table-cell>
              <table:table-cell office:value-type="float" office:value="4.565241">
                <text:p>4.565241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">
                <text:p>52.5</text:p>
              </table:table-cell>
              <table:table-cell office:value-type="float" office:value="4.633021">
                <text:p>4.633021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5">
                <text:p>53.5</text:p>
              </table:table-cell>
              <table:table-cell office:value-type="float" office:value="4.734957">
                <text:p>4.734957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5">
                <text:p>54.5</text:p>
              </table:table-cell>
              <table:table-cell office:value-type="float" office:value="4.816751">
                <text:p>4.816751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4.908678">
                <text:p>4.908678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5">
                <text:p>56.5</text:p>
              </table:table-cell>
              <table:table-cell office:value-type="float" office:value="5.004901">
                <text:p>5.004901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5.108588">
                <text:p>5.108588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5">
                <text:p>58.5</text:p>
              </table:table-cell>
              <table:table-cell office:value-type="float" office:value="5.2116">
                <text:p>5.2116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5.333265">
                <text:p>5.333265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5">
                <text:p>60.5</text:p>
              </table:table-cell>
              <table:table-cell office:value-type="float" office:value="5.470955">
                <text:p>5.470955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5">
                <text:p>61.5</text:p>
              </table:table-cell>
              <table:table-cell office:value-type="float" office:value="5.612853">
                <text:p>5.612853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5">
                <text:p>62.5</text:p>
              </table:table-cell>
              <table:table-cell office:value-type="float" office:value="5.782064">
                <text:p>5.782064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5">
                <text:p>63.5</text:p>
              </table:table-cell>
              <table:table-cell office:value-type="float" office:value="5.950031">
                <text:p>5.950031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5">
                <text:p>64.5</text:p>
              </table:table-cell>
              <table:table-cell office:value-type="float" office:value="6.132813">
                <text:p>6.132813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5">
                <text:p>65.5</text:p>
              </table:table-cell>
              <table:table-cell office:value-type="float" office:value="6.336279">
                <text:p>6.336279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5">
                <text:p>66.5</text:p>
              </table:table-cell>
              <table:table-cell office:value-type="float" office:value="6.587295">
                <text:p>6.587295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6.853904">
                <text:p>6.853904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">
                <text:p>68.5</text:p>
              </table:table-cell>
              <table:table-cell office:value-type="float" office:value="7.158737">
                <text:p>7.158737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7.522459">
                <text:p>7.522459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">
                <text:p>70.5</text:p>
              </table:table-cell>
              <table:table-cell office:value-type="float" office:value="7.987914">
                <text:p>7.987914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5">
                <text:p>71.5</text:p>
              </table:table-cell>
              <table:table-cell office:value-type="float" office:value="8.443786">
                <text:p>8.443786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5">
                <text:p>72.5</text:p>
              </table:table-cell>
              <table:table-cell office:value-type="float" office:value="9.101231">
                <text:p>9.101231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9.902966">
                <text:p>9.902966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5">
                <text:p>74.5</text:p>
              </table:table-cell>
              <table:table-cell office:value-type="float" office:value="11.0913">
                <text:p>11.0913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5">
                <text:p>75.5</text:p>
              </table:table-cell>
              <table:table-cell office:value-type="float" office:value="12.8853">
                <text:p>12.8853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5">
                <text:p>76.5</text:p>
              </table:table-cell>
              <table:table-cell office:value-type="float" office:value="16.25509">
                <text:p>16.25509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5">
                <text:p>77.5</text:p>
              </table:table-cell>
              <table:table-cell office:value-type="float" office:value="24.56926">
                <text:p>24.56926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5">
                <text:p>78.5</text:p>
              </table:table-cell>
              <table:table-cell office:value-type="float" office:value="13.8258">
                <text:p>13.8258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5">
                <text:p>79.5</text:p>
              </table:table-cell>
              <table:table-cell office:value-type="float" office:value="0.407379">
                <text:p>0.407379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